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35E000000B4570D4398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3.863cm"/>
    </style:style>
    <style:style style:name="pr5" style:family="presentation" style:parent-style-name="Default-outline1">
      <style:graphic-properties draw:auto-grow-height="true" fo:min-height="13.863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9.087cm" style:use-optimal-column-width="false"/>
    </style:style>
    <style:style style:name="co3" style:family="table-column">
      <style:table-column-properties style:column-width="4.171cm" style:use-optimal-column-width="false"/>
    </style:style>
    <style:style style:name="co4" style:family="table-column">
      <style:table-column-properties style:column-width="6.348cm" style:use-optimal-column-width="false"/>
    </style:style>
    <style:style style:name="co5" style:family="table-column">
      <style:table-column-properties style:column-width="6.355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219cm"/>
    </style:style>
    <style:style style:name="ro4" style:family="table-row">
      <style:table-row-properties style:row-height="2.959cm"/>
    </style:style>
    <style:style style:name="ro5" style:family="table-row">
      <style:table-row-properties style:row-height="2.964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2cm solid #000000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2cm solid #000000"/>
      <style:text-properties fo:font-weight="bold" style:font-weight-asian="bold" style:font-weight-complex="bold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center" fo:border="0.02cm solid #000000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center" fo:border="0.02cm solid #000000"/>
      <style:text-properties fo:font-size="18pt" style:font-size-asian="18pt" style:font-size-complex="18pt"/>
    </style:style>
    <style:style style:name="ce5" style:family="table-cell">
      <style:graphic-properties draw:fill="none" style:repeat="repeat"/>
      <style:paragraph-properties fo:text-align="center" fo:border="0.02cm solid #000000"/>
      <style:text-properties fo:font-weight="bold" style:font-weight-asian="bold" style:font-weight-complex="bold"/>
    </style:style>
    <style:style style:name="ce6" style:family="table-cell">
      <style:graphic-properties draw:fill="none" style:repeat="repeat"/>
      <style:paragraph-properties fo:text-align="center" fo:border="0.02cm solid #000000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16.135cm" svg:height="9.319cm" svg:x="7.454cm" svg:y="5.5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"><text:span text:style-name="T1">Mean +- Sigma</text:span></text:p>
              </table:table-cell>
            </table:table-row>
            <table:table-row table:style-name="ro1">
              <table:table-cell table:style-name="ce3">
                <text:p text:style-name="P2"><text:span text:style-name="T1">Vision</text:span></text:p>
              </table:table-cell>
              <table:table-cell table:style-name="ce4">
                <text:p text:style-name="P3">-0.000756 +- 0.000144236</text:p>
              </table:table-cell>
            </table:table-row>
            <table:table-row table:style-name="ro2">
              <table:table-cell table:style-name="ce3">
                <text:p text:style-name="P2">Vision Grid</text:p>
              </table:table-cell>
              <table:table-cell table:style-name="ce4">
                <text:p text:style-name="P3">0.004516 +- 0.000197292</text:p>
              </table:table-cell>
            </table:table-row>
            <table:table-row table:style-name="ro2">
              <table:table-cell table:style-name="ce3">
                <text:p text:style-name="P2">Stylus</text:p>
              </table:table-cell>
              <table:table-cell table:style-name="ce4">
                <text:p text:style-name="P3">-0.00895 +- 0.00014</text:p>
              </table:table-cell>
            </table:table-row>
            <table:table-row table:style-name="ro2">
              <table:table-cell table:style-name="ce3">
                <text:p text:style-name="P1">Vision</text:p>
              </table:table-cell>
              <table:table-cell table:style-name="ce4">
                <text:p text:style-name="P3">-0.0009 +- 0.000436807</text:p>
              </table:table-cell>
            </table:table-row>
            <table:table-row table:style-name="ro2">
              <table:table-cell table:style-name="ce3">
                <text:p text:style-name="P1">Vision Grid</text:p>
              </table:table-cell>
              <table:table-cell table:style-name="ce4">
                <text:p text:style-name="P3">0.004229 +- 0.000232613</text:p>
              </table:table-cell>
            </table:table-row>
            <table:table-row table:style-name="ro2">
              <table:table-cell table:style-name="ce3">
                <text:p text:style-name="P1">Stylus</text:p>
              </table:table-cell>
              <table:table-cell table:style-name="ce4">
                <text:p text:style-name="P3">-0.00864 +- 7e-05</text:p>
              </table:table-cell>
            </table:table-row>
            <table:table-row table:style-name="ro2">
              <table:table-cell table:style-name="ce3">
                <text:p text:style-name="P1">Vision</text:p>
              </table:table-cell>
              <table:table-cell table:style-name="ce4">
                <text:p text:style-name="P3">-0.001404 +- 0.000120681</text:p>
              </table:table-cell>
            </table:table-row>
            <table:table-row table:style-name="ro2">
              <table:table-cell table:style-name="ce3">
                <text:p text:style-name="P1">Vision Grid</text:p>
              </table:table-cell>
              <table:table-cell table:style-name="ce4">
                <text:p text:style-name="P3">0.003584 +- 0.000206068</text:p>
              </table:table-cell>
            </table:table-row>
            <table:table-row table:style-name="ro2">
              <table:table-cell table:style-name="ce3">
                <text:p text:style-name="P1">Stylus</text:p>
              </table:table-cell>
              <table:table-cell table:style-name="ce4">
                <text:p text:style-name="P3">-0.00854 +- 0.00010440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standard" draw:layer="layout" svg:width="23.221cm" svg:height="14.799cm" svg:x="2.551cm" svg:y="3.46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row table:style-name="ro3" table:default-cell-style-name="ce5">
              <table:table-cell/>
              <table:table-cell>
                <text:p text:style-name="P1">Vision</text:p>
              </table:table-cell>
              <table:table-cell>
                <text:p text:style-name="P1">Vision Grid</text:p>
              </table:table-cell>
              <table:table-cell>
                <text:p text:style-name="P1">Stylus</text:p>
              </table:table-cell>
            </table:table-row>
            <table:table-row table:style-name="ro4" table:default-cell-style-name="ce6">
              <table:table-cell table:style-name="ce5">
                <text:p text:style-name="P1">Vision</text:p>
              </table:table-cell>
              <table:table-cell>
                <text:p text:style-name="P4"/>
                <text:p text:style-name="P4">0.000144</text:p>
                <text:p text:style-name="P4">0.000648</text:p>
                <text:p text:style-name="P4">0.000504</text:p>
              </table:table-cell>
              <table:table-cell>
                <text:p text:style-name="P4">-0.005272</text:p>
                <text:p text:style-name="P4">-0.004985</text:p>
                <text:p text:style-name="P4">-0.00434</text:p>
                <text:p text:style-name="P4">-0.005129</text:p>
                <text:p text:style-name="P4">-0.004484</text:p>
                <text:p text:style-name="P4">-0.004988</text:p>
              </table:table-cell>
              <table:table-cell>
                <text:p text:style-name="P4">0.008194</text:p>
                <text:p text:style-name="P4">0.007884</text:p>
                <text:p text:style-name="P4">0.007784</text:p>
                <text:p text:style-name="P4">0.00774</text:p>
                <text:p text:style-name="P4">0.00764</text:p>
                <text:p text:style-name="P4">0.007136</text:p>
              </table:table-cell>
            </table:table-row>
            <table:table-row table:style-name="ro4" table:default-cell-style-name="ce6">
              <table:table-cell table:style-name="ce5">
                <text:p text:style-name="P1">Vision Grid</text:p>
              </table:table-cell>
              <table:table-cell/>
              <table:table-cell>
                <text:p text:style-name="P4"/>
                <text:p text:style-name="P4">0.000287</text:p>
                <text:p text:style-name="P4">0.000932</text:p>
                <text:p text:style-name="P4">0.000645</text:p>
              </table:table-cell>
              <table:table-cell>
                <text:p text:style-name="P4">0.013466</text:p>
                <text:p text:style-name="P4">0.013156</text:p>
                <text:p text:style-name="P4">0.013056</text:p>
                <text:p text:style-name="P4">0.012869</text:p>
                <text:p text:style-name="P4">0.012769</text:p>
                <text:p text:style-name="P4">0.012124</text:p>
              </table:table-cell>
            </table:table-row>
            <table:table-row table:style-name="ro5" table:default-cell-style-name="ce6">
              <table:table-cell table:style-name="ce5">
                <text:p text:style-name="P1">Stylus</text:p>
              </table:table-cell>
              <table:table-cell/>
              <table:table-cell/>
              <table:table-cell>
                <text:p text:style-name="P4"/>
                <text:p text:style-name="P4">-0.00031</text:p>
                <text:p text:style-name="P4">-0.00041</text:p>
                <text:p text:style-name="P4">-0.0001</text:p>
                <text:p text:style-name="P4"/>
                <text:p text:style-name="P4"/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5.191cm" svg:height="13.863cm" svg:x="1.399cm" svg:y="4.915cm" presentation:class="outline" presentation:placeholder="true">
          <draw:text-box/>
        </draw:frame>
        <draw:frame draw:style-name="gr2" draw:text-style-name="P4" draw:layer="layout" svg:width="25.191cm" svg:height="5.259cm" svg:x="1.479cm" svg:y="6.985cm">
          <draw:image xlink:href="Pictures/100000000000035E000000B4570D43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5" draw:text-style-name="P5" draw:layer="layout" svg:width="25.191cm" svg:height="13.863cm" svg:x="1.399cm" svg:y="4.915cm" presentation:class="outline">
          <draw:text-box>
            <text:list text:style-name="L3">
              <text:list-header>
                <text:p text:style-name="P5"><text:span text:style-name="T2">Vision with movement: -0.001385 +- 0.000255274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ustafa Mustafa</meta:initial-creator>
    <meta:creation-date>2012-09-27T12:28:32</meta:creation-date>
    <meta:editing-duration>PT11M58S</meta:editing-duration>
    <meta:editing-cycles>3</meta:editing-cycles>
    <dc:date>2012-09-27T13:19:15</dc:date>
    <dc:creator>Mustafa Mustafa</dc:creator>
    <meta:generator>OpenOffice.org/3.3$Linux OpenOffice.org_project/330m20$Build-9567</meta:generator>
    <meta:document-statistic meta:object-count="36"/>
  </office:meta>
</office:document-meta>
</file>